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69700002324000021134F725476.svm"/>
  <manifest:file-entry manifest:media-type="" manifest:full-path="Pictures/2000005500000FD900000F7A3B3D6ECE.svm"/>
  <manifest:file-entry manifest:media-type="" manifest:full-path="Pictures/2000023E00002AB800001A2FE2ACE7CB.svm"/>
  <manifest:file-entry manifest:media-type="" manifest:full-path="Pictures/200000850000134B00000F7AA77CB149.svm"/>
  <manifest:file-entry manifest:media-type="" manifest:full-path="Pictures/200000C70000113A0000160C4048406D.svm"/>
  <manifest:file-entry manifest:media-type="" manifest:full-path="Pictures/200000D300001A2F00000F7AD7324C13.svm"/>
  <manifest:file-entry manifest:media-type="" manifest:full-path="Pictures/200001C300002957000014AC1AA3D1D1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menubar/"/>
  <manifest:file-entry manifest:media-type="" manifest:full-path="Object 13/toolbar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menubar/"/>
  <manifest:file-entry manifest:media-type="" manifest:full-path="Object 14/toolbar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progressbar/"/>
  <manifest:file-entry manifest:media-type="" manifest:full-path="Object 18/floater/"/>
  <manifest:file-entry manifest:media-type="" manifest:full-path="Object 18/popupmenu/"/>
  <manifest:file-entry manifest:media-type="" manifest:full-path="Object 18/menubar/"/>
  <manifest:file-entry manifest:media-type="" manifest:full-path="Object 18/toolbar/"/>
  <manifest:file-entry manifest:media-type="" manifest:full-path="Object 18/Configurations2/"/>
  <manifest:file-entry manifest:media-type="" manifest:full-path="Object 18/statusbar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" manifest:full-path="Object 1/menubar/"/>
  <manifest:file-entry manifest:media-type="" manifest:full-path="Object 1/toolbar/"/>
  <manifest:file-entry manifest:media-type="" manifest:full-path="Object 1/status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fo:font-size="12pt" fo:font-style="normal" style:text-underline-style="none" fo:font-weight="normal" officeooo:rsid="00777b7c" officeooo:paragraph-rsid="0035f1f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01ac4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0bbd0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2a6b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3af1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5a39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72b8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887d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a3a5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c322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cb2d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af0803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8aa41b" officeooo:paragraph-rsid="00b0d52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aa41b" officeooo:paragraph-rsid="00a0bbd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8aa41b" officeooo:paragraph-rsid="00a72b8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01ac4" officeooo:paragraph-rsid="00a01ac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0bbd0" officeooo:paragraph-rsid="00a01ac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0bbd0" officeooo:paragraph-rsid="00a0bbd0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2a6bc" officeooo:paragraph-rsid="00a2a6b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3af10" officeooo:paragraph-rsid="00a3af1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5a391" officeooo:paragraph-rsid="00a5a39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72b86" officeooo:paragraph-rsid="00a72b8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887d0" officeooo:paragraph-rsid="00a887d0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a3a53" officeooo:paragraph-rsid="00aa3a5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c3224" officeooo:paragraph-rsid="00ac322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cb2d2" officeooo:paragraph-rsid="00acb2d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af0803" officeooo:paragraph-rsid="00af080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b0d522" officeooo:paragraph-rsid="00b0d52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style:font-name="DejaVu Sans Mono" fo:font-size="12pt" fo:font-style="normal" style:text-underline-style="none" fo:font-weight="normal" officeooo:rsid="00b0d522" officeooo:paragraph-rsid="00b0d52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text-properties style:use-window-font-color="true" style:text-position="sub 58%" fo:font-size="12pt" fo:font-style="normal" style:text-underline-style="none" fo:font-weight="normal" officeooo:rsid="00a5a391" officeooo:paragraph-rsid="00a5a39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text-properties style:use-window-font-color="true" style:text-position="sub 58%" fo:font-size="12pt" fo:font-style="normal" style:text-underline-style="none" fo:font-weight="normal" officeooo:rsid="00a2a6bc" officeooo:paragraph-rsid="00acb2d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acb2d2" officeooo:paragraph-rsid="00acb2d2" style:font-size-asian="12pt" style:font-style-asian="normal" style:font-weight-asian="normal" style:font-size-complex="12pt" style:font-style-complex="normal" style:font-weight-complex="normal"/>
    </style:style>
    <style:style style:name="P35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d479c"/>
    </style:style>
    <style:style style:name="T3" style:family="text">
      <style:text-properties style:text-position="sub 58%" officeooo:rsid="00a0bbd0"/>
    </style:style>
    <style:style style:name="T4" style:family="text">
      <style:text-properties style:text-position="sub 58%" officeooo:rsid="00a2a6bc"/>
    </style:style>
    <style:style style:name="T5" style:family="text">
      <style:text-properties style:text-position="sub 58%" officeooo:rsid="00a3af10"/>
    </style:style>
    <style:style style:name="T6" style:family="text">
      <style:text-properties style:text-position="sub 58%" officeooo:rsid="00a5a391"/>
    </style:style>
    <style:style style:name="T7" style:family="text">
      <style:text-properties style:text-position="sub 58%" officeooo:rsid="00a72b86"/>
    </style:style>
    <style:style style:name="T8" style:family="text">
      <style:text-properties style:text-position="sub 58%" officeooo:rsid="00a887d0"/>
    </style:style>
    <style:style style:name="T9" style:family="text">
      <style:text-properties style:text-position="sub 58%" officeooo:rsid="00aa3a53"/>
    </style:style>
    <style:style style:name="T10" style:family="text">
      <style:text-properties style:text-position="sub 58%" officeooo:rsid="00ac3224"/>
    </style:style>
    <style:style style:name="T11" style:family="text">
      <style:text-properties style:text-position="sub 58%" officeooo:rsid="00acb2d2"/>
    </style:style>
    <style:style style:name="T12" style:family="text">
      <style:text-properties style:text-position="sub 58%" officeooo:rsid="00af0803"/>
    </style:style>
    <style:style style:name="T13" style:family="text">
      <style:text-properties style:text-position="sub 58%" officeooo:rsid="00b0d522"/>
    </style:style>
    <style:style style:name="T14" style:family="text">
      <style:text-properties officeooo:rsid="00777b7c"/>
    </style:style>
    <style:style style:name="T15" style:family="text">
      <style:text-properties style:text-position="super 58%" officeooo:rsid="00a01ac4"/>
    </style:style>
    <style:style style:name="T16" style:family="text">
      <style:text-properties style:text-position="super 58%" officeooo:rsid="00b0d522"/>
    </style:style>
    <style:style style:name="T17" style:family="text">
      <style:text-properties officeooo:rsid="00a01ac4"/>
    </style:style>
    <style:style style:name="T18" style:family="text">
      <style:text-properties fo:color="#999999" officeooo:rsid="00a01ac4"/>
    </style:style>
    <style:style style:name="T19" style:family="text">
      <style:text-properties fo:color="#999999" officeooo:rsid="00a2a6bc"/>
    </style:style>
    <style:style style:name="T20" style:family="text">
      <style:text-properties fo:color="#999999" officeooo:rsid="00b0d522"/>
    </style:style>
    <style:style style:name="T21" style:family="text">
      <style:text-properties style:text-underline-style="solid" style:text-underline-width="auto" style:text-underline-color="font-color" officeooo:rsid="00a01ac4"/>
    </style:style>
    <style:style style:name="T22" style:family="text">
      <style:text-properties officeooo:rsid="00a0bbd0"/>
    </style:style>
    <style:style style:name="T23" style:family="text">
      <style:text-properties officeooo:rsid="00a2a6bc"/>
    </style:style>
    <style:style style:name="T24" style:family="text">
      <style:text-properties officeooo:rsid="00a3af10"/>
    </style:style>
    <style:style style:name="T25" style:family="text">
      <style:text-properties officeooo:rsid="00a5a391"/>
    </style:style>
    <style:style style:name="T26" style:family="text">
      <style:text-properties officeooo:rsid="00a72b86"/>
    </style:style>
    <style:style style:name="T27" style:family="text">
      <style:text-properties officeooo:rsid="00a887d0"/>
    </style:style>
    <style:style style:name="T28" style:family="text">
      <style:text-properties officeooo:rsid="00aa3a53"/>
    </style:style>
    <style:style style:name="T29" style:family="text">
      <style:text-properties officeooo:rsid="00ac3224"/>
    </style:style>
    <style:style style:name="T30" style:family="text">
      <style:text-properties officeooo:rsid="00acb2d2"/>
    </style:style>
    <style:style style:name="T31" style:family="text">
      <style:text-properties officeooo:rsid="00ae0f48"/>
    </style:style>
    <style:style style:name="T32" style:family="text">
      <style:text-properties officeooo:rsid="00af0803"/>
    </style:style>
    <style:style style:name="T33" style:family="text">
      <style:text-properties officeooo:rsid="00b0d522"/>
    </style:style>
    <style:style style:name="T34" style:family="text">
      <style:text-properties fo:font-weight="bold" officeooo:rsid="00b0d522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9cm" draw:fill="none" draw:textarea-vertical-align="middle" draw:auto-grow-height="false" fo:min-height="1.321cm" fo:min-width="0.8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20<text:span text:style-name="T2">11</text:span>-(<text:span text:style-name="T2">0</text:span><text:span text:style-name="T14">3</text:span>)<text:span text:style-name="T14">mar</text:span>-<text:span text:style-name="T1">2</text:span><text:span text:style-name="T17">4</text:span>: dag <text:span text:style-name="T17">2</text:span></text:h>
      <text:p text:style-name="P2"/>
      <text:p text:style-name="P18">Ohms lag</text:p>
      <text:p text:style-name="P18"><draw:frame draw:style-name="fr1" draw:name="graphics1" text:anchor-type="paragraph" svg:x="1.236cm" svg:y="0.467cm" svg:width="4.057cm" svg:height="3.962cm" draw:z-index="0"><draw:image xlink:href="Pictures/2000005500000FD900000F7A3B3D6ECE.svm" xlink:type="simple" xlink:show="embed" xlink:actuate="onLoad"/></draw:frame></text:p>
      <text:p text:style-name="P18"><text:tab/><text:tab/><text:tab/><text:tab/><text:tab/>U — Spänning [V]</text:p>
      <text:p text:style-name="P18"><text:tab/><text:tab/><text:tab/><text:tab/><text:tab/>R — Resistans [Ω]</text:p>
      <text:p text:style-name="P18"><text:tab/><text:tab/><text:tab/><text:tab/><text:tab/>I — Ström [A]</text:p>
      <text:p text:style-name="P18"/>
      <text:p text:style-name="P3"><text:span text:style-name="T17"><text:tab/><text:tab/><text:tab/><text:tab/><text:tab/>U = R ⋅ I<text:tab/></text:span><text:span text:style-name="T18">(mnemonik: universal resource identifier)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Effekt i likströmskretsar</text:p>
      <text:p text:style-name="P18"/>
      <text:p text:style-name="P3"><text:span text:style-name="T17"><text:tab/></text:span><text:span text:style-name="T21">P = U ⋅ I</text:span><text:span text:style-name="T17"> = R ⋅ I</text:span><text:span text:style-name="T15">2</text:span><text:span text:style-name="T17"> = </text:span><text:span text:style-name="T17"><draw:frame draw:style-name="fr2" draw:name="Object1" text:anchor-type="as-char" svg:width="0.556cm" svg:height="1.099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7"><text:tab/><text:tab/></text:span><text:span text:style-name="T18">(mnemonik: pilot under instruction)</text:span></text:p>
      <text:p text:style-name="P18"/>
      <text:p text:style-name="P18"><text:tab/>U — Spänning [V] = [J/C]</text:p>
      <text:p text:style-name="P18"><text:tab/>I — Ström [A] = [C/s]</text:p>
      <text:p text:style-name="P18"/>
      <text:p text:style-name="P18"><text:tab/>P — Effekt = U ⋅ I = [J/s] = [W]</text:p>
      <text:p text:style-name="P18"/>
      <text:p text:style-name="P18"/>
      <text:p text:style-name="P18"/>
      <text:p text:style-name="P18">Kirchhoffs lagar</text:p>
      <text:p text:style-name="P18"/>
      <text:p text:style-name="P18"><text:tab/>Seriekoppling</text:p>
      <text:p text:style-name="P18"><draw:frame draw:style-name="fr1" draw:name="graphics2" text:anchor-type="paragraph" svg:x="2.515cm" svg:y="0.291cm" svg:width="4.41cm" svg:height="5.644cm" draw:z-index="2"><draw:image xlink:href="Pictures/200000C70000113A0000160C4048406D.svm" xlink:type="simple" xlink:show="embed" xlink:actuate="onLoad"/></draw:frame></text:p>
      <text:p text:style-name="P3"><text:span text:style-name="T17"><text:tab/><text:tab/></text:span><text:span text:style-name="T22"><text:tab/><text:tab/><text:tab/><text:tab/><text:tab/>Sökt:<text:tab/>U</text:span><text:span text:style-name="T3">R1</text:span><text:span text:style-name="T22"> och U</text:span><text:span text:style-name="T3">R2</text:span></text:p>
      <text:p text:style-name="P19"/>
      <text:p text:style-name="P19"/>
      <text:p text:style-name="P20"><text:tab/><text:tab/><text:tab/><text:tab/><text:tab/><text:tab/><text:tab/>Kirchhoffs spänningsslag:</text:p>
      <text:p text:style-name="P20"/>
      <text:p text:style-name="P20"><text:tab/><text:tab/><text:tab/><text:tab/><text:tab/><text:tab/><text:tab/><text:tab/>För en godtycklig sluten slinga</text:p>
      <text:p text:style-name="P20"><text:tab/><text:tab/><text:tab/><text:tab/><text:tab/><text:tab/><text:tab/><text:tab/>gäller:</text:p>
      <text:p text:style-name="P20"/>
      <text:p text:style-name="P4"><text:span text:style-name="T22"><text:tab/><text:tab/><text:tab/><text:tab/><text:tab/><text:tab/><text:tab/><text:tab/><text:tab/></text:span><text:span text:style-name="T22"><draw:frame draw:style-name="fr2" draw:name="Object2" text:anchor-type="as-char" svg:width="1.766cm" svg:height="0.579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8"/>
      <text:p text:style-name="P18"/>
      <text:p text:style-name="P4"><text:span text:style-name="T22"><text:tab/><text:tab/><text:tab/><text:tab/><text:tab/><text:tab/><text:tab/>A − B − C − A ⇒ U − U</text:span><text:span text:style-name="T3">R1</text:span><text:span text:style-name="T22"> − U</text:span><text:span text:style-name="T3">R2</text:span><text:span text:style-name="T22"> = 0 <text:s text:c="3"/>(1)</text:span></text:p>
      <text:p text:style-name="P20"/>
      <text:p text:style-name="P15"><text:span text:style-name="T22"><text:tab/><text:tab/>U</text:span><text:span text:style-name="T3">R1</text:span><text:span text:style-name="T22"> = R</text:span><text:span text:style-name="T3">1</text:span><text:span text:style-name="T22"> ⋅ I<text:tab/><text:tab/>(2)</text:span></text:p>
      <text:p text:style-name="P4"><text:span text:style-name="T22"><text:tab/><text:tab/>U</text:span><text:span text:style-name="T3">R2</text:span><text:span text:style-name="T22"> = R</text:span><text:span text:style-name="T3">2</text:span><text:span text:style-name="T22"> ⋅ I</text:span></text:p>
      <text:p text:style-name="P20"/>
      <text:p text:style-name="P20"/>
      <text:p text:style-name="P4"><text:span text:style-name="T22"><text:tab/><text:tab/>(1)<text:tab/> ⇒<text:tab/>U = U</text:span><text:span text:style-name="T3">R1</text:span><text:span text:style-name="T22"> + U</text:span><text:span text:style-name="T3">R2</text:span><text:span text:style-name="T22"> = (R</text:span><text:span text:style-name="T3">1</text:span><text:span text:style-name="T22"> + R</text:span><text:span text:style-name="T3">2</text:span><text:span text:style-name="T22">) ⋅ I = {2} =</text:span></text:p>
      <text:p text:style-name="P20"/>
      <text:p text:style-name="P4"><text:span text:style-name="T22"><text:tab/><text:tab/><text:tab/><text:tab/>= </text:span><text:span text:style-name="T22"><draw:frame draw:style-name="fr2" draw:name="Object3" text:anchor-type="as-char" svg:width="2.695cm" svg:height="1.185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22"><text:tab/>⇒</text:span></text:p>
      <text:p text:style-name="P20"/>
      <text:p text:style-name="P4"><text:span text:style-name="T22"><text:tab/><text:tab/><text:tab/> ⇒<text:tab/>U</text:span><text:span text:style-name="T3">R1</text:span><text:span text:style-name="T22"> = </text:span><text:span text:style-name="T23">U</text:span><text:span text:style-name="T22"><draw:frame draw:style-name="fr2" draw:name="Object4" text:anchor-type="as-char" svg:width="1.72cm" svg:height="1.185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2">,<text:tab/><text:tab/>U</text:span><text:span text:style-name="T3">R2</text:span><text:span text:style-name="T22"> = </text:span><text:span text:style-name="T23">U</text:span><text:span text:style-name="T22"><draw:frame draw:style-name="fr2" draw:name="Object5" text:anchor-type="as-char" svg:width="1.723cm" svg:height="1.187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0"><draw:line text:anchor-type="paragraph" draw:z-index="7" draw:style-name="gr1" draw:text-style-name="P35" svg:x1="7.378cm" svg:y1="0.166cm" svg:x2="7.907cm" svg:y2="1.939cm"><text:p/></draw:line><draw:line text:anchor-type="paragraph" draw:z-index="8" draw:style-name="gr1" draw:text-style-name="P35" svg:x1="11.982cm" svg:y1="0.113cm" svg:x2="11.453cm" svg:y2="1.965cm"><text:p/></draw:line></text:p>
      <text:p text:style-name="P20"/>
      <text:p text:style-name="P20"/>
      <text:p text:style-name="P20"/>
      <text:p text:style-name="P20"><text:tab/><text:tab/><text:tab/><text:tab/><text:tab/><text:tab/> <text:s/>Spänningsdelning</text:p>
      <text:p text:style-name="P20"/>
      <text:p text:style-name="P20"/>
      <text:p text:style-name="P20"/>
      <text:p text:style-name="P20">Parallellkoppling:</text:p>
      <text:p text:style-name="P20"/>
      <text:p text:style-name="P21"><draw:frame draw:style-name="fr1" draw:name="graphics3" text:anchor-type="paragraph" svg:x="1.21cm" svg:y="0cm" svg:width="6.703cm" svg:height="3.962cm" draw:z-index="9"><draw:image xlink:href="Pictures/200000D300001A2F00000F7AD7324C13.svm" xlink:type="simple" xlink:show="embed" xlink:actuate="onLoad"/></draw:frame><text:tab/><text:tab/><text:tab/><text:tab/><text:tab/><text:tab/><text:tab/><text:tab/>Kirchhoffs strömlag:</text:p>
      <text:p text:style-name="P21"/>
      <text:p text:style-name="P5"><text:span text:style-name="T23"><text:tab/><text:tab/><text:tab/><text:tab/><text:tab/><text:tab/><text:tab/><text:tab/><text:tab/>För en </text:span><text:span text:style-name="T22">godtycklig</text:span><text:span text:style-name="T23"> nod gäller:</text:span></text:p>
      <text:p text:style-name="P21"/>
      <text:p text:style-name="P5"><text:span text:style-name="T23"><text:tab/><text:tab/><text:tab/><text:tab/><text:tab/><text:tab/><text:tab/><text:tab/><text:tab/><text:tab/></text:span><text:span text:style-name="T23"><draw:frame draw:style-name="fr2" draw:name="Object6" text:anchor-type="as-char" svg:width="2.574cm" svg:height="0.601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1"/>
      <text:p text:style-name="P5"><text:span text:style-name="T23"><text:tab/><text:tab/><text:tab/><text:tab/><text:tab/><text:tab/><text:tab/><text:tab/><text:tab/></text:span><text:span text:style-name="T19">(En nod är en förgrenning)</text:span></text:p>
      <text:p text:style-name="P21"/>
      <text:p text:style-name="P21"/>
      <text:p text:style-name="P5"><text:span text:style-name="T23"><text:tab/>Sökt:<text:tab/>I</text:span><text:span text:style-name="T4">1</text:span><text:span text:style-name="T23"> och I</text:span><text:span text:style-name="T4">2</text:span></text:p>
      <text:p text:style-name="P21"/>
      <text:p text:style-name="P5"><text:span text:style-name="T23"><text:tab/><text:tab/>I = I</text:span><text:span text:style-name="T4">1</text:span><text:span text:style-name="T23"> + I</text:span><text:span text:style-name="T4">2</text:span><text:span text:style-name="T23"><text:tab/>(1)</text:span></text:p>
      <text:p text:style-name="P21"/>
      <text:p text:style-name="P21"><text:tab/><text:tab/>Kirchhoffs spänningslag:</text:p>
      <text:p text:style-name="P21"/>
      <text:p text:style-name="P5"><text:span text:style-name="T23"><text:tab/><text:tab/><text:tab/>U = U</text:span><text:span text:style-name="T4">1</text:span><text:span text:style-name="T23"> = {Ohms lag} = R</text:span><text:span text:style-name="T4">1</text:span><text:span text:style-name="T23"> ⋅ I</text:span><text:span text:style-name="T4">1</text:span><text:span text:style-name="T23"> <text:tab/>(2)</text:span></text:p>
      <text:p text:style-name="P5"><text:span text:style-name="T23"><text:tab/><text:tab/><text:tab/>U = U</text:span><text:span text:style-name="T4">2</text:span><text:span text:style-name="T23"> = {Ohms lag} = R</text:span><text:span text:style-name="T4">2</text:span><text:span text:style-name="T23"> ⋅ I</text:span><text:span text:style-name="T4">2</text:span><text:span text:style-name="T23"> <text:tab/>(3)</text:span></text:p>
      <text:p text:style-name="P21"/>
      <text:p text:style-name="P5"><text:span text:style-name="T23"><text:tab/><text:tab/></text:span><text:span text:style-name="T22">(1)<text:tab/> ⇒<text:tab/></text:span><text:span text:style-name="T23">I = I</text:span><text:span text:style-name="T4">1</text:span><text:span text:style-name="T23"> + I</text:span><text:span text:style-name="T4">2</text:span><text:span text:style-name="T23"> = {(2) &amp; (3)} = U</text:span><text:span text:style-name="T23"><draw:frame draw:style-name="fr2" draw:name="Object7" text:anchor-type="as-char" svg:width="2.117cm" svg:height="1.224cm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23"> = {2} =</text:span></text:p>
      <text:p text:style-name="P21"/>
      <text:p text:style-name="P5"><text:span text:style-name="T23"><text:tab/><text:tab/><text:tab/><text:tab/>= R</text:span><text:span text:style-name="T4">1</text:span><text:span text:style-name="T23">I</text:span><text:span text:style-name="T4">1</text:span><text:span text:style-name="T23"><draw:frame draw:style-name="fr2" draw:name="Object8" text:anchor-type="as-char" svg:width="2.12cm" svg:height="1.228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 = I</text:span><text:span text:style-name="T4">1</text:span><text:span text:style-name="T23"><draw:frame draw:style-name="fr2" draw:name="Object9" text:anchor-type="as-char" svg:width="2.12cm" svg:height="1.305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3"> </text:span><text:span text:style-name="T22">⇒</text:span><text:span text:style-name="T23"> I = </text:span><text:span text:style-name="T23"><draw:frame draw:style-name="fr2" draw:name="Object10" text:anchor-type="as-char" svg:width="1.723cm" svg:height="1.187cm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3">I</text:span><text:span text:style-name="T4">1</text:span><text:span text:style-name="T23"> </text:span><text:span text:style-name="T22">⇒</text:span></text:p>
      <text:p text:style-name="P5"><draw:line text:anchor-type="paragraph" draw:z-index="18" draw:style-name="gr1" draw:text-style-name="P35" svg:x1="10.982cm" svg:y1="1.185cm" svg:x2="10.209cm" svg:y2="3.06cm"><text:p/></draw:line><text:soft-page-break/><text:span text:style-name="T23"><text:tab/><text:tab/><text:tab/></text:span><text:span text:style-name="T22">⇒</text:span><text:span text:style-name="T23"><text:tab/>I</text:span><text:span text:style-name="T4">1</text:span><text:span text:style-name="T23"> = I</text:span><text:span text:style-name="T23"><draw:frame draw:style-name="fr2" draw:name="Object11" text:anchor-type="as-char" svg:width="1.723cm" svg:height="1.187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3">,<text:tab/>I</text:span><text:span text:style-name="T4">2</text:span><text:span text:style-name="T23"> = I</text:span><text:span text:style-name="T23"><draw:frame draw:style-name="fr2" draw:name="Object12" text:anchor-type="as-char" svg:width="1.723cm" svg:height="1.187cm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1"><draw:line text:anchor-type="paragraph" draw:z-index="17" draw:style-name="gr1" draw:text-style-name="P35" svg:x1="6.378cm" svg:y1="0.051cm" svg:x2="7.378cm" svg:y2="1.794cm"><text:p/></draw:line></text:p>
      <text:p text:style-name="P21"/>
      <text:p text:style-name="P21"/>
      <text:p text:style-name="P21"/>
      <text:p text:style-name="P5"><text:span text:style-name="T23"><text:tab/><text:tab/><text:tab/><text:tab/><text:tab/> <text:s text:c="7"/>Strömdelning </text:span><text:span text:style-name="T19">(notera index i täljarna)</text:span></text:p>
      <text:p text:style-name="P21">⁅U1.11⁆</text:p>
      <text:p text:style-name="P22"><draw:frame draw:style-name="fr1" draw:name="graphics4" text:anchor-type="paragraph" svg:x="1.316cm" svg:y="0.344cm" svg:width="10.936cm" svg:height="6.703cm" draw:z-index="19"><draw:image xlink:href="Pictures/2000023E00002AB800001A2FE2ACE7CB.svm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tab/><text:tab/><text:tab/><text:tab/><text:tab/><text:tab/><text:tab/><text:tab/><text:tab/><text:tab/> <text:s text:c="4"/>U = 20 V</text:p>
      <text:p text:style-name="P6"><text:span text:style-name="T24"><text:tab/><text:tab/><text:tab/><text:tab/><text:tab/><text:tab/><text:tab/><text:tab/><text:tab/><text:tab/> <text:s text:c="4"/>U</text:span><text:span text:style-name="T5">23</text:span><text:span text:style-name="T24"> = 5 V</text:span></text:p>
      <text:p text:style-name="P6"><text:span text:style-name="T24"><text:tab/><text:tab/><text:tab/><text:tab/><text:tab/><text:tab/><text:tab/><text:tab/><text:tab/><text:tab/> <text:s text:c="4"/>R</text:span><text:span text:style-name="T5">2</text:span><text:span text:style-name="T24"> = 200 Ω</text:span></text:p>
      <text:p text:style-name="P6"><text:span text:style-name="T24"><text:tab/><text:tab/><text:tab/><text:tab/><text:tab/><text:tab/><text:tab/><text:tab/><text:tab/><text:tab/> <text:s text:c="4"/>I</text:span><text:span text:style-name="T5">3</text:span><text:span text:style-name="T24"> = 5 mA = 0,005 A</text:span></text:p>
      <text:p text:style-name="P22"/>
      <text:p text:style-name="P22"/>
      <text:p text:style-name="P22"/>
      <text:p text:style-name="P6"><text:span text:style-name="T24"><text:tab/>a)<text:tab/>Sökt:<text:tab/>Resistansen R</text:span><text:span text:style-name="T5">1</text:span></text:p>
      <text:p text:style-name="P22"/>
      <text:p text:style-name="P6"><draw:line text:anchor-type="paragraph" draw:z-index="20" draw:style-name="gr2" draw:text-style-name="P35" svg:x1="9.389cm" svg:y1="0.233cm" svg:x2="10.712cm" svg:y2="0.233cm"><text:p/></draw:line><text:span text:style-name="T24"><text:tab/><text:tab/><text:tab/>Kirchhoffs spänningslag:</text:span><text:span text:style-name="T25"><text:tab/><text:tab/>U − U</text:span><text:span text:style-name="T6">1</text:span><text:span text:style-name="T25"> − U</text:span><text:span text:style-name="T6">23</text:span><text:span text:style-name="T25"> = 0<text:tab/><text:tab/>(1)</text:span></text:p>
      <text:p text:style-name="P23"/>
      <text:p text:style-name="P7"><text:span text:style-name="T25"><text:tab/><text:tab/><text:tab/>Kirchhoffs strömlag:<text:tab/></text:span><text:span text:style-name="T25"><text:tab/><text:tab/>I = I</text:span><text:span text:style-name="T6">2</text:span><text:span text:style-name="T25"> + I</text:span><text:span text:style-name="T6">3</text:span><text:span text:style-name="T25"> <text:tab/><text:tab/><text:tab/>(2)</text:span></text:p>
      <text:p text:style-name="P23"/>
      <text:p text:style-name="P7"><text:span text:style-name="T25"><text:tab/><text:tab/><text:tab/>Ohms lag:<text:tab/><text:tab/>U</text:span><text:span text:style-name="T6">1</text:span><text:span text:style-name="T25">= R</text:span><text:span text:style-name="T6">1 </text:span><text:span text:style-name="T25">⋅ I</text:span><text:span text:style-name="T6">1</text:span><text:span text:style-name="T26"><text:tab/><text:tab/>(3)</text:span></text:p>
      <text:p text:style-name="P8"><text:span text:style-name="T25"><text:tab/><text:tab/><text:tab/><text:tab/><text:tab/><text:tab/>U</text:span><text:span text:style-name="T6">2</text:span><text:span text:style-name="T25">= R</text:span><text:span text:style-name="T6">2</text:span><text:span text:style-name="T25"> ⋅ I</text:span><text:span text:style-name="T6">2</text:span><text:span text:style-name="T26"><text:tab/><text:tab/>(4)</text:span></text:p>
      <text:p text:style-name="P32"/>
      <text:p text:style-name="P8"><text:span text:style-name="T26"><text:tab/><text:tab/><text:tab/>4 okända, 4 ekvationer: </text:span>U<text:span text:style-name="T7">1</text:span><text:span text:style-name="T26">, R</text:span><text:span text:style-name="T7">1</text:span><text:span text:style-name="T26">, I, I</text:span><text:span text:style-name="T7">2</text:span></text:p>
      <text:p text:style-name="P24"/>
      <text:p text:style-name="P24"/>
      <text:p text:style-name="P8"><text:span text:style-name="T26"><text:tab/><text:tab/><text:tab/>(1) <text:s/>⇒ <text:s/>U</text:span><text:span text:style-name="T7">1</text:span><text:span text:style-name="T26"> =<text:tab/>U − U</text:span><text:span text:style-name="T7">2</text:span><text:span text:style-name="T26"> = 15 V</text:span></text:p>
      <text:p text:style-name="P24"/>
      <text:p text:style-name="P8"><text:span text:style-name="T26"><text:tab/><text:tab/><text:tab/>(2) <text:s/>⇒ <text:s/>I</text:span><text:span text:style-name="T7">2</text:span><text:span text:style-name="T26"> =<text:tab/></text:span><text:span text:style-name="T26"><draw:frame draw:style-name="fr2" draw:name="Object13" text:anchor-type="as-char" svg:width="0.716cm" svg:height="1.185cm" draw:z-index="21"><draw:object xlink:href="./Object 13" xlink:type="simple" xlink:show="embed" xlink:actuate="onLoad"/><draw:image xlink:href="./ObjectReplacements/Object 13" xlink:type="simple" xlink:show="embed" xlink:actuate="onLoad"/></draw:frame></text:span><text:span text:style-name="T26"> = 0,025 A</text:span></text:p>
      <text:p text:style-name="P24"/>
      <text:p text:style-name="P8"><text:span text:style-name="T26"><text:tab/><text:tab/><text:tab/>(3) <text:s/>⇒ <text:s/>I =<text:tab/>I</text:span><text:span text:style-name="T7">2</text:span><text:span text:style-name="T26"> + I</text:span><text:span text:style-name="T7">3</text:span><text:span text:style-name="T26"> = 0,003 A</text:span></text:p>
      <text:p text:style-name="P24"/>
      <text:p text:style-name="P8"><text:span text:style-name="T26"><text:tab/><text:tab/><text:tab/>(4) <text:s/>⇒ <text:s/>R</text:span><text:span text:style-name="T7">1</text:span><text:span text:style-name="T26"> =<text:tab/></text:span><text:span text:style-name="T26"><draw:frame draw:style-name="fr2" draw:name="Object14" text:anchor-type="as-char" svg:width="0.556cm" svg:height="1.115cm" draw:z-index="22"><draw:object xlink:href="./Object 14" xlink:type="simple" xlink:show="embed" xlink:actuate="onLoad"/><draw:image xlink:href="./ObjectReplacements/Object 14" xlink:type="simple" xlink:show="embed" xlink:actuate="onLoad"/></draw:frame></text:span><text:span text:style-name="T26"> = 500 Ω</text:span></text:p>
      <text:p text:style-name="P16"><text:span text:style-name="T26"><text:tab/>b)<text:tab/>P</text:span><text:span text:style-name="T7">1</text:span><text:span text:style-name="T26"> = U</text:span><text:span text:style-name="T7">1</text:span><text:span text:style-name="T26"> ⋅ I = 0,45 W</text:span></text:p>
      <text:p text:style-name="P8"><text:span text:style-name="T26"><text:tab/><text:tab/>P</text:span><text:span text:style-name="T7">2</text:span><text:span text:style-name="T26"> = U</text:span><text:span text:style-name="T7">23</text:span><text:span text:style-name="T26"> ⋅ I</text:span><text:span text:style-name="T7">2</text:span><text:span text:style-name="T26"> = <text:s/>0,125 W</text:span></text:p>
      <text:p text:style-name="P24"/>
      <text:p text:style-name="P24"/>
      <text:p text:style-name="P24"/>
      <text:p text:style-name="P24"/>
      <text:p text:style-name="P5"><text:span text:style-name="T23">⁅U1.1</text:span><text:span text:style-name="T26">3</text:span><text:span text:style-name="T23">⁆</text:span></text:p>
      <text:p text:style-name="P21"/>
      <text:p text:style-name="P24"><draw:frame draw:style-name="fr1" draw:name="graphics5" text:anchor-type="paragraph" svg:x="1.069cm" svg:y="0cm" svg:width="10.583cm" svg:height="5.292cm" draw:z-index="23"><draw:image xlink:href="Pictures/200001C300002957000014AC1AA3D1D1.svm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<text:span text:style-name="T27"><text:tab/>a)<text:tab/>Sökt:<text:tab/>Resulterande resistans, R</text:span><text:span text:style-name="T8">res</text:span><text:span text:style-name="T27">, för de</text:span></text:p>
      <text:p text:style-name="P25"><text:tab/><text:tab/><text:tab/>tre parallellkopplade grenarna.</text:p>
      <text:p text:style-name="P25"/>
      <text:p text:style-name="P25"/>
      <text:p text:style-name="P9"><text:span text:style-name="T27"><text:tab/><text:tab/>Gren<text:tab/>1: R</text:span><text:span text:style-name="T8">1</text:span><text:span text:style-name="T27"> = 8 Ω</text:span></text:p>
      <text:p text:style-name="P9"><text:span text:style-name="T27"><text:tab/><text:tab/><text:tab/>2: R</text:span><text:span text:style-name="T8">2</text:span><text:span text:style-name="T27"> = 1 Ω + 3 Ω = 4 Ω</text:span></text:p>
      <text:p text:style-name="P9"><text:span text:style-name="T27"><text:tab/><text:tab/><text:tab/>3: R</text:span><text:span text:style-name="T8">3</text:span><text:span text:style-name="T27"> = 8 Ω</text:span></text:p>
      <text:p text:style-name="P25"/>
      <text:p text:style-name="P25"/>
      <text:p text:style-name="P26"><text:tab/><text:tab/>Kirchhoffs strömlag:</text:p>
      <text:p text:style-name="P10"><text:span text:style-name="T28"><text:tab/><text:tab/><text:tab/>I = I</text:span><text:span text:style-name="T9">1</text:span><text:span text:style-name="T28"> + I</text:span><text:span text:style-name="T9">2</text:span><text:span text:style-name="T28"> + I</text:span><text:span text:style-name="T9">3</text:span><text:span text:style-name="T28"> = {Ohms lag} = U</text:span><text:span text:style-name="T28"><draw:frame draw:style-name="fr3" draw:name="Object15" text:anchor-type="as-char" svg:y="-0.773cm" svg:width="3.381cm" svg:height="1.836cm" draw:z-index="2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26"><draw:frame draw:style-name="fr1" draw:name="graphics6" text:anchor-type="paragraph" svg:x="2.383cm" svg:y="0.413cm" svg:width="4.939cm" svg:height="3.962cm" draw:z-index="25"><draw:image xlink:href="Pictures/200000850000134B00000F7AA77CB149.svm" xlink:type="simple" xlink:show="embed" xlink:actuate="onLoad"/></draw:frame></text:p>
      <text:p text:style-name="P11"><text:span text:style-name="T29"><text:tab/><text:tab/><text:tab/><text:tab/><text:tab/><text:tab/><text:tab/>R</text:span><text:span text:style-name="T10">res</text:span><text:span text:style-name="T29"> = </text:span><text:span text:style-name="T28"><draw:frame draw:style-name="fr3" draw:name="Object16" text:anchor-type="as-char" svg:y="-0.773cm" svg:width="3.709cm" svg:height="1.296cm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9"> = 2 Ω</text:span></text:p>
      <text:p text:style-name="P27"/>
      <text:p text:style-name="P34"><text:tab/>b)<text:tab/>Sökt:<text:tab/>I och U</text:p>
      <text:p text:style-name="P28"/>
      <text:p text:style-name="P28"><text:tab/><text:tab/>Med ohms lag.</text:p>
      <text:p text:style-name="P28"><text:tab/></text:p>
      <text:p text:style-name="P12"><text:span text:style-name="T30"><text:tab/><text:tab/>I = </text:span><text:span text:style-name="T30"><draw:frame draw:style-name="fr2" draw:name="Object17" text:anchor-type="as-char" svg:width="3.531cm" svg:height="1.115cm" draw:z-index="27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8"/>
      <text:p text:style-name="P12"><text:span text:style-name="T30"><text:tab/><text:tab/>U = I ⋅ R</text:span><text:span text:style-name="T11">res</text:span><text:span text:style-name="T30"> = 8 V</text:span></text:p>
      <text:p text:style-name="P28"/>
      <text:p text:style-name="P28"/>
      <text:p text:style-name="P12"><text:span text:style-name="T30"><text:tab/>c)<text:tab/>Sökt:<text:tab/>I</text:span><text:span text:style-name="T11">1</text:span><text:span text:style-name="T30">, I</text:span><text:span text:style-name="T11">2</text:span><text:span text:style-name="T30">, I</text:span><text:span text:style-name="T11">3</text:span></text:p>
      <text:p text:style-name="P28"/>
      <text:p text:style-name="P28"><text:tab/><text:tab/>Ohms lag:</text:p>
      <text:p text:style-name="P28"/>
      <text:p text:style-name="P12"><text:span text:style-name="T30"><text:tab/><text:tab/><text:tab/>I</text:span><text:span text:style-name="T11">1</text:span><text:span text:style-name="T30"> = </text:span><text:span text:style-name="T30"><draw:frame draw:style-name="fr2" draw:name="Object18" text:anchor-type="as-char" svg:width="0.55cm" svg:height="1.115cm" draw:z-index="28"><draw:object xlink:href="./Object 18" xlink:type="simple" xlink:show="embed" xlink:actuate="onLoad"/><draw:image xlink:href="./ObjectReplacements/Object 18" xlink:type="simple" xlink:show="embed" xlink:actuate="onLoad"/></draw:frame></text:span><text:span text:style-name="T30"> = 1 A</text:span><text:span text:style-name="T33"><text:tab/><text:tab/></text:span><text:span text:style-name="T30">I</text:span><text:span text:style-name="T11">2</text:span><text:span text:style-name="T30"> = </text:span><text:span text:style-name="T30"><draw:frame draw:style-name="fr2" draw:name="Object19" text:anchor-type="as-char" svg:width="0.55cm" svg:height="1.115cm" draw:z-index="38"><draw:object xlink:href="./Object 19" xlink:type="simple" xlink:show="embed" xlink:actuate="onLoad"/><draw:image xlink:href="./ObjectReplacements/Object 19" xlink:type="simple" xlink:show="embed" xlink:actuate="onLoad"/></draw:frame></text:span><text:span text:style-name="T30"> = 2 A</text:span><text:span text:style-name="T33"><text:tab/><text:tab/></text:span><text:span text:style-name="T30">I</text:span><text:span text:style-name="T11">3</text:span><text:span text:style-name="T30"> = </text:span><text:span text:style-name="T30"><draw:frame draw:style-name="fr2" draw:name="Object20" text:anchor-type="as-char" svg:width="0.55cm" svg:height="1.115cm" draw:z-index="39"><draw:object xlink:href="./Object 20" xlink:type="simple" xlink:show="embed" xlink:actuate="onLoad"/><draw:image xlink:href="./ObjectReplacements/Object 20" xlink:type="simple" xlink:show="embed" xlink:actuate="onLoad"/></draw:frame></text:span><text:span text:style-name="T30"> = 1 A</text:span></text:p>
      <text:p text:style-name="P28"/>
      <text:p text:style-name="P12"><text:span text:style-name="T30"><text:tab/><text:tab/><text:tab/>Kont</text:span><text:span text:style-name="T31">r</text:span><text:span text:style-name="T30">oll: I = I</text:span><text:span text:style-name="T11">1</text:span><text:span text:style-name="T30"> + I</text:span><text:span text:style-name="T11">2</text:span><text:span text:style-name="T30"> + I</text:span><text:span text:style-name="T11">2</text:span></text:p>
      <text:p text:style-name="P33"/>
      <text:p text:style-name="P21"/>
      <text:p text:style-name="P5"><draw:frame draw:style-name="fr1" draw:name="graphics8" text:anchor-type="paragraph" svg:x="1.201cm" svg:y="0.309cm" svg:width="8.996cm" svg:height="8.467cm" draw:z-index="40"><draw:image xlink:href="Pictures/2000069700002324000021134F725476.svm" xlink:type="simple" xlink:show="embed" xlink:actuate="onLoad"/></draw:frame><text:span text:style-name="T23">⁅U1.1</text:span><text:span text:style-name="T31">5</text:span><text:span text:style-name="T23">⁆</text:span></text:p>
      <text:p text:style-name="P29"/>
      <text:p text:style-name="P13"><text:span text:style-name="T32"><text:tab/><text:tab/><text:tab/><text:tab/><text:tab/><text:tab/><text:tab/><text:tab/><text:tab/>E</text:span><text:span text:style-name="T12">1</text:span><text:span text:style-name="T32"> = 2 V</text:span></text:p>
      <text:p text:style-name="P13"><text:span text:style-name="T32"><text:tab/><text:tab/><text:tab/><text:tab/><text:tab/><text:tab/><text:tab/><text:tab/><text:tab/>E</text:span><text:span text:style-name="T12">2</text:span><text:span text:style-name="T32"> = 4 V</text:span></text:p>
      <text:p text:style-name="P29"/>
      <text:p text:style-name="P13"><text:span text:style-name="T32"><text:tab/><text:tab/><text:tab/><text:tab/><text:tab/><text:tab/><text:tab/><text:tab/><text:tab/>E</text:span><text:span text:style-name="T12">1</text:span><text:span text:style-name="T32"> = 25 Ω</text:span></text:p>
      <text:p text:style-name="P13"><text:span text:style-name="T32"><text:tab/><text:tab/><text:tab/><text:tab/><text:tab/><text:tab/><text:tab/><text:tab/><text:tab/>E</text:span><text:span text:style-name="T12">2</text:span><text:span text:style-name="T32"> = 100 Ω</text:span></text:p>
      <text:p text:style-name="P13"><text:span text:style-name="T32"><text:tab/><text:tab/><text:tab/><text:tab/><text:tab/><text:tab/><text:tab/><text:tab/><text:tab/>E</text:span><text:span text:style-name="T12">3</text:span><text:span text:style-name="T32"> = 10 Ω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"><text:span text:style-name="T32"><text:tab/>a)<text:tab/>Sökt:<text:tab/>I</text:span><text:span text:style-name="T12">3</text:span><text:span text:style-name="T32"> samt dess riktning.</text:span></text:p>
      <text:p text:style-name="P29"/>
      <text:p text:style-name="P13"><text:span text:style-name="T32"><text:tab/><text:tab/>Kirchhoffs strömlag:<text:tab/><text:tab/>Ⓐ:<text:tab/>I</text:span><text:span text:style-name="T12">2</text:span><text:span text:style-name="T32"> + I</text:span><text:span text:style-name="T12">3</text:span><text:span text:style-name="T32"> = I</text:span><text:span text:style-name="T12">1</text:span><text:span text:style-name="T32"><text:tab/><text:tab/>(1)</text:span></text:p>
      <text:p text:style-name="P29"/>
      <text:p text:style-name="P13"><draw:line text:anchor-type="paragraph" draw:z-index="29" draw:style-name="gr2" draw:text-style-name="P35" svg:x1="9.523cm" svg:y1="0.746cm" svg:x2="7.96cm" svg:y2="0.741cm"><text:p/></draw:line><draw:line text:anchor-type="paragraph" draw:z-index="30" draw:style-name="gr3" draw:text-style-name="P35" svg:x1="9.548cm" svg:y1="0.249cm" svg:x2="8.013cm" svg:y2="0.249cm"><text:p/></draw:line><text:span text:style-name="T32"><text:tab/><text:tab/>Kirchhoffs spänningen:<text:tab/><text:tab/><text:tab/>−R</text:span><text:span text:style-name="T12">1</text:span><text:span text:style-name="T32"> ⋅ I</text:span><text:span text:style-name="T12">1</text:span><text:span text:style-name="T32"> + E</text:span><text:span text:style-name="T12">1</text:span><text:span text:style-name="T32"> − E</text:span><text:span text:style-name="T12">3</text:span><text:span text:style-name="T32"> ⋅ R</text:span><text:span text:style-name="T12">3</text:span><text:span text:style-name="T32"> =<text:tab/>0<text:tab/>(2)</text:span></text:p>
      <text:p text:style-name="P13"><text:span text:style-name="T32"><text:tab/><text:tab/><text:tab/><text:tab/><text:tab/><text:tab/><text:tab/><text:tab/>R</text:span><text:span text:style-name="T12">3</text:span><text:span text:style-name="T32"> ⋅ I</text:span><text:span text:style-name="T12">3</text:span><text:span text:style-name="T32"> + E</text:span><text:span text:style-name="T12">2</text:span><text:span text:style-name="T32"> − R</text:span><text:span text:style-name="T12">2</text:span><text:span text:style-name="T32"> ⋅ I</text:span><text:span text:style-name="T12">2</text:span><text:span text:style-name="T32"> = 0<text:tab/><text:tab/>(3)</text:span></text:p>
      <text:p text:style-name="P14"><text:soft-page-break/><text:span text:style-name="T33"><text:tab/><text:tab/>(2)<text:tab/> ⇒<text:tab/>E</text:span><text:span text:style-name="T13">1</text:span><text:span text:style-name="T33"> = R</text:span><text:span text:style-name="T13">1</text:span><text:span text:style-name="T33">I</text:span><text:span text:style-name="T13">1</text:span><text:span text:style-name="T33"> + R</text:span><text:span text:style-name="T13">3</text:span><text:span text:style-name="T33">I</text:span><text:span text:style-name="T13">3</text:span><text:span text:style-name="T33"> = {1} = R</text:span><text:span text:style-name="T13">1</text:span><text:span text:style-name="T33">(I</text:span><text:span text:style-name="T13">2</text:span><text:span text:style-name="T33"> + I</text:span><text:span text:style-name="T13">3</text:span><text:span text:style-name="T33">) + R</text:span><text:span text:style-name="T13">3</text:span><text:span text:style-name="T33">I</text:span><text:span text:style-name="T13">3</text:span><text:span text:style-name="T33"><text:tab/><text:tab/>(4)</text:span></text:p>
      <text:p text:style-name="P30"/>
      <text:p text:style-name="P14"><text:span text:style-name="T33"><text:tab/><text:tab/>(3)<text:tab/> ⇒<text:tab/>I</text:span><text:span text:style-name="T13">2</text:span><text:span text:style-name="T33"> = </text:span><text:span text:style-name="T33"><draw:frame draw:style-name="fr2" draw:name="Object21" text:anchor-type="as-char" svg:width="2.011cm" svg:height="1.185cm" draw:z-index="31"><draw:object xlink:href="./Object 21" xlink:type="simple" xlink:show="embed" xlink:actuate="onLoad"/><draw:image xlink:href="./ObjectReplacements/Object 21" xlink:type="simple" xlink:show="embed" xlink:actuate="onLoad"/></draw:frame></text:span><text:span text:style-name="T33"><text:tab/><text:tab/>(5)</text:span></text:p>
      <text:p text:style-name="P30"/>
      <text:p text:style-name="P30"/>
      <text:p text:style-name="P14"><text:span text:style-name="T33"><text:tab/><text:tab/>(4) och (5)<text:tab/> <text:s/>⇒<text:tab/></text:span><text:span text:style-name="T33"><draw:frame draw:style-name="fr2" draw:name="Object22" text:anchor-type="as-char" svg:width="3.399cm" svg:height="2.432cm" draw:z-index="32"><draw:object xlink:href="./Object 22" xlink:type="simple" xlink:show="embed" xlink:actuate="onLoad"/><draw:image xlink:href="./ObjectReplacements/Object 22" xlink:type="simple" xlink:show="embed" xlink:actuate="onLoad"/></draw:frame></text:span><text:span text:style-name="T33"> = 0,027 A</text:span></text:p>
      <text:p text:style-name="P30"/>
      <text:p text:style-name="P30"/>
      <text:p text:style-name="P30"><text:tab/>b)<text:tab/>Effekt över motstånd 3</text:p>
      <text:p text:style-name="P30"/>
      <text:p text:style-name="P14"><text:span text:style-name="T33"><text:tab/><text:tab/><text:tab/>P</text:span><text:span text:style-name="T13">3</text:span><text:span text:style-name="T33"> = U</text:span><text:span text:style-name="T13">3</text:span><text:span text:style-name="T33"> ⋅ I</text:span><text:span text:style-name="T13">3</text:span><text:span text:style-name="T33"> = R</text:span><text:span text:style-name="T13">3</text:span><text:span text:style-name="T33"> ⋅ </text:span><text:span text:style-name="T33"><draw:frame draw:style-name="fr2" draw:name="Object23" text:anchor-type="as-char" svg:width="0.288cm" svg:height="0.616cm" draw:z-index="33"><draw:object xlink:href="./Object 23" xlink:type="simple" xlink:show="embed" xlink:actuate="onLoad"/><draw:image xlink:href="./ObjectReplacements/Object 23" xlink:type="simple" xlink:show="embed" xlink:actuate="onLoad"/></draw:frame></text:span><text:span text:style-name="T33"> = 0,0071 W ≈ 7 mW</text:span></text:p>
      <text:p text:style-name="P30"/>
      <text:p text:style-name="P30"><text:tab/><text:tab/>Alternativ lösning för a) med matriser:</text:p>
      <text:p text:style-name="P30"/>
      <text:p text:style-name="P30"><text:tab/><text:tab/><text:tab/>Ekvation (1), (2), (3)</text:p>
      <text:p text:style-name="P30"/>
      <text:p text:style-name="P30"><text:tab/><text:tab/><text:tab/><text:tab/> <text:s text:c="4"/>⇓</text:p>
      <text:p text:style-name="P30"/>
      <text:p text:style-name="P14"><draw:custom-shape text:anchor-type="paragraph" draw:z-index="35" draw:style-name="gr4" draw:text-style-name="P35" svg:width="0.53cm" svg:height="2.886cm" draw:transform="rotate (1.5707963267946) translate (3.75179166666667cm 2.4800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36" draw:style-name="gr4" draw:text-style-name="P35" svg:width="0.53cm" svg:height="0.609cm" draw:transform="rotate (1.5707963267946) translate (6.74334722222222cm 2.4800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37" draw:style-name="gr4" draw:text-style-name="P35" svg:width="0.53cm" svg:height="0.768cm" draw:transform="rotate (1.5707963267946) translate (8.03980555555556cm 2.4800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33"><text:tab/><text:tab/><text:tab/></text:span><text:span text:style-name="T33"><draw:frame draw:style-name="fr2" draw:name="Object24" text:anchor-type="as-char" svg:width="5.024cm" svg:height="1.953cm" draw:z-index="34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30"/>
      <text:p text:style-name="P14"><text:span text:style-name="T33"><text:tab/><text:tab/><text:tab/><text:tab/></text:span><text:span text:style-name="T34">A<text:tab/> <text:s text:c="4"/>I<text:tab/> <text:s text:c="4"/>E</text:span></text:p>
      <text:p text:style-name="P30"/>
      <text:p text:style-name="P14"><text:span text:style-name="T33"><text:tab/><text:tab/><text:tab/></text:span><text:span text:style-name="T34">I</text:span><text:span text:style-name="T33"> = </text:span><text:span text:style-name="T34">A</text:span><text:span text:style-name="T16">−1</text:span><text:span text:style-name="T33"> </text:span><text:span text:style-name="T34">E</text:span><text:span text:style-name="T33"><text:tab/><text:tab/></text:span><text:span text:style-name="T20">(varken I eller E enhet)</text:span></text:p>
      <text:p text:style-name="P30"/>
      <text:p text:style-name="P30"/>
      <text:p text:style-name="P30"/>
      <text:p text:style-name="P30"><text:tab/><text:tab/>I MATLAB:<text:tab/><text:tab/><text:tab/>(Vi ksa inte läsa MATLAB)</text:p>
      <text:p text:style-name="P30"/>
      <text:p text:style-name="P31"><text:tab/><text:tab/><text:tab/>E1 = 2</text:p>
      <text:p text:style-name="P31"><text:tab/><text:tab/><text:tab/>E2 = 4</text:p>
      <text:p text:style-name="P31"><text:tab/><text:tab/><text:tab/>R1 = 25</text:p>
      <text:p text:style-name="P31"><text:tab/><text:tab/><text:tab/>R2 = 100</text:p>
      <text:p text:style-name="P31"><text:tab/><text:tab/><text:tab/>R3 = 10</text:p>
      <text:p text:style-name="P31"/>
      <text:p text:style-name="P31"><text:tab/><text:tab/><text:tab/>A = [-1, 1, 1; R1, 0, R3; 0, R2, -R3]</text:p>
      <text:p text:style-name="P31"><text:tab/><text:tab/><text:tab/>E = [0; E1; E2]</text:p>
      <text:p text:style-name="P14"><text:tab/><text:tab/><text:tab/>I = A\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31T18:38:52</dc:date>
    <dc:creator>Mattias </dc:creator>
    <meta:editing-duration>PT47H16M18S</meta:editing-duration>
    <meta:editing-cycles>97</meta:editing-cycles>
    <meta:generator>OpenOffice.org/3.2$Unix OpenOffice.org_project/320m19$Build-9505</meta:generator>
    <meta:document-statistic meta:table-count="0" meta:image-count="7" meta:object-count="24" meta:page-count="6" meta:paragraph-count="104" meta:word-count="611" meta:character-count="2667"/>
  </office:meta>
</office:document-meta>
</file>

<file path=Object 1/content.xml><?xml version="1.0" encoding="utf-8"?>
<math xmlns="http://www.w3.org/1998/Math/MathML">
  <semantics>
    <mfrac>
      <msup>
        <mi mathvariant="normal">U</mi>
        <mn>2</mn>
      </msup>
      <mi mathvariant="normal">R</mi>
    </mfrac>
    <annotation encoding="StarMath 5.0">U^2 over R</annotation>
  </semantics>
</math>
</file>

<file path=Object 10/content.xml><?xml version="1.0" encoding="utf-8"?>
<math xmlns="http://www.w3.org/1998/Math/MathML">
  <semantics>
    <mfrac>
      <mrow>
        <msub>
          <mi mathvariant="normal">R</mi>
          <mn>2</mn>
        </msub>
        <mtext> + </mtext>
        <msub>
          <mi mathvariant="normal">R</mi>
          <mn>1</mn>
        </msub>
      </mrow>
      <msub>
        <mi mathvariant="normal">R</mi>
        <mn>2</mn>
      </msub>
    </mfrac>
    <annotation encoding="StarMath 5.0">{R_2 " + " R_1} over {R_2}</annotation>
  </semantics>
</math>
</file>

<file path=Object 11/content.xml><?xml version="1.0" encoding="utf-8"?>
<math xmlns="http://www.w3.org/1998/Math/MathML">
  <semantics>
    <mfrac>
      <msub>
        <mi mathvariant="normal">R</mi>
        <mn>2</mn>
      </msub>
      <mrow>
        <msub>
          <mi mathvariant="normal">R</mi>
          <mn>2</mn>
        </msub>
        <mtext> + </mtext>
        <msub>
          <mi mathvariant="normal">R</mi>
          <mn>1</mn>
        </msub>
      </mrow>
    </mfrac>
    <annotation encoding="StarMath 5.0">{R_2} over {R_2 " + " R_1}</annotation>
  </semantics>
</math>
</file>

<file path=Object 12/content.xml><?xml version="1.0" encoding="utf-8"?>
<math xmlns="http://www.w3.org/1998/Math/MathML">
  <semantics>
    <mfrac>
      <msub>
        <mi mathvariant="normal">R</mi>
        <mn>1</mn>
      </msub>
      <mrow>
        <msub>
          <mi mathvariant="normal">R</mi>
          <mn>2</mn>
        </msub>
        <mtext> + </mtext>
        <msub>
          <mi mathvariant="normal">R</mi>
          <mn>1</mn>
        </msub>
      </mrow>
    </mfrac>
    <annotation encoding="StarMath 5.0">{R_1} over {R_2 " + " R_1}</annotation>
  </semantics>
</math>
</file>

<file path=Object 13/content.xml><?xml version="1.0" encoding="utf-8"?>
<math xmlns="http://www.w3.org/1998/Math/MathML">
  <semantics>
    <mfrac>
      <msub>
        <mi mathvariant="normal">U</mi>
        <mn>23</mn>
      </msub>
      <msub>
        <mi mathvariant="normal">R</mi>
        <mn>2</mn>
      </msub>
    </mfrac>
    <annotation encoding="StarMath 5.0">U_23 over R_2</annotation>
  </semantics>
</math>
</file>

<file path=Object 14/content.xml><?xml version="1.0" encoding="utf-8"?>
<math xmlns="http://www.w3.org/1998/Math/MathML">
  <semantics>
    <mfrac>
      <msub>
        <mi mathvariant="normal">U</mi>
        <mn>1</mn>
      </msub>
      <mi mathvariant="normal">I</mi>
    </mfrac>
    <annotation encoding="StarMath 5.0">U_1 over I</annotation>
  </semantics>
</math>
</file>

<file path=Object 15/content.xml><?xml version="1.0" encoding="utf-8"?>
<math xmlns="http://www.w3.org/1998/Math/MathML">
  <semantics>
    <munder>
      <munder>
        <mfenced open="" close="">
          <mrow>
            <mfrac>
              <mn>1</mn>
              <msub>
                <mi mathvariant="normal">R</mi>
                <mn>1</mn>
              </msub>
            </mfrac>
            <mtext> + </mtext>
            <mfrac>
              <mn>1</mn>
              <msub>
                <mi mathvariant="normal">R</mi>
                <mn>2</mn>
              </msub>
            </mfrac>
            <mtext> + </mtext>
            <mfrac>
              <mn>1</mn>
              <msub>
                <mi mathvariant="normal">R</mi>
                <mn>3</mn>
              </msub>
            </mfrac>
          </mrow>
        </mfenced>
        <mo stretchy="false"></mo>
      </munder>
      <msub>
        <mtext>1/R</mtext>
        <mstyle mathsize="150%">
          <mrow>
            <mi>res</mi>
          </mrow>
        </mstyle>
      </msub>
    </munder>
    <annotation encoding="StarMath 5.0">{left ( 1 over R_1 " + " 1 over R_2 " + " 1 over R_3 right )} underbrace {"1/R"_{size *1.5 res}}</annotation>
  </semantics>
</math>
</file>

<file path=Object 16/content.xml><?xml version="1.0" encoding="utf-8"?>
<math xmlns="http://www.w3.org/1998/Math/MathML">
  <semantics>
    <msup>
      <mfenced open="" close="">
        <mrow>
          <mfrac>
            <mn>1</mn>
            <msub>
              <mi mathvariant="normal">R</mi>
              <mn>1</mn>
            </msub>
          </mfrac>
          <mtext> + </mtext>
          <mfrac>
            <mn>1</mn>
            <msub>
              <mi mathvariant="normal">R</mi>
              <mn>2</mn>
            </msub>
          </mfrac>
          <mtext> + </mtext>
          <mfrac>
            <mn>1</mn>
            <msub>
              <mi mathvariant="normal">R</mi>
              <mn>3</mn>
            </msub>
          </mfrac>
        </mrow>
      </mfenced>
      <mrow>
        <mi mathvariant="normal">−</mi>
        <mn>1</mn>
      </mrow>
    </msup>
    <annotation encoding="StarMath 5.0">left ( 1 over R_1 " + " 1 over R_2 " + " 1 over R_3 right )^-1</annotation>
  </semantics>
</math>
</file>

<file path=Object 17/content.xml><?xml version="1.0" encoding="utf-8"?>
<math xmlns="http://www.w3.org/1998/Math/MathML">
  <semantics>
    <mrow>
      <mfrac>
        <mi mathvariant="normal">E</mi>
        <mrow>
          <msub>
            <mi mathvariant="normal">R</mi>
            <mi>res</mi>
          </msub>
          <mtext> + 1 Ω</mtext>
        </mrow>
      </mfrac>
      <mtext> = 4 A</mtext>
    </mrow>
    <annotation encoding="StarMath 5.0">E over {R_res " + 1 Ω"} " = 4 A"</annotation>
  </semantics>
</math>
</file>

<file path=Object 18/content.xml><?xml version="1.0" encoding="utf-8"?>
<math xmlns="http://www.w3.org/1998/Math/MathML">
  <semantics>
    <mfrac>
      <mi mathvariant="normal">U</mi>
      <msub>
        <mi mathvariant="normal">R</mi>
        <mn>1</mn>
      </msub>
    </mfrac>
    <annotation encoding="StarMath 5.0">U over R_1</annotation>
  </semantics>
</math>
</file>

<file path=Object 19/content.xml><?xml version="1.0" encoding="utf-8"?>
<math xmlns="http://www.w3.org/1998/Math/MathML">
  <semantics>
    <mfrac>
      <mi mathvariant="normal">U</mi>
      <msub>
        <mi mathvariant="normal">R</mi>
        <mn>2</mn>
      </msub>
    </mfrac>
    <annotation encoding="StarMath 5.0">U over R_2</annotation>
  </semantics>
</math>
</file>

<file path=Object 2/content.xml><?xml version="1.0" encoding="utf-8"?>
<math xmlns="http://www.w3.org/1998/Math/MathML">
  <semantics>
    <mrow>
      <mi mathvariant="normal">∑</mi>
      <mtext>U = 0</mtext>
    </mrow>
    <annotation encoding="StarMath 5.0">sum "U = 0"</annotation>
  </semantics>
</math>
</file>

<file path=Object 20/content.xml><?xml version="1.0" encoding="utf-8"?>
<math xmlns="http://www.w3.org/1998/Math/MathML">
  <semantics>
    <mfrac>
      <mi mathvariant="normal">U</mi>
      <msub>
        <mi mathvariant="normal">R</mi>
        <mn>3</mn>
      </msub>
    </mfrac>
    <annotation encoding="StarMath 5.0">U over R_3</annotation>
  </semantics>
</math>
</file>

<file path=Object 21/content.xml><?xml version="1.0" encoding="utf-8"?>
<math xmlns="http://www.w3.org/1998/Math/MathML">
  <semantics>
    <mfrac>
      <mrow>
        <msub>
          <mi mathvariant="normal">E</mi>
          <mn>2</mn>
        </msub>
        <mtext> + </mtext>
        <msub>
          <mi mathvariant="normal">R</mi>
          <mn>3</mn>
        </msub>
        <msub>
          <mi mathvariant="normal">I</mi>
          <mn>3</mn>
        </msub>
      </mrow>
      <msub>
        <mi mathvariant="normal">R</mi>
        <mn>2</mn>
      </msub>
    </mfrac>
    <annotation encoding="StarMath 5.0">{E_2 " + " R_3 I_3} over R_2</annotation>
  </semantics>
</math>
</file>

<file path=Object 22/content.xml><?xml version="1.0" encoding="utf-8"?>
<math xmlns="http://www.w3.org/1998/Math/MathML">
  <semantics>
    <mfrac>
      <mrow>
        <msub>
          <mi mathvariant="normal">E</mi>
          <mn>1</mn>
        </msub>
        <mtext> − </mtext>
        <mfrac>
          <msub>
            <mi mathvariant="normal">R</mi>
            <mn>1</mn>
          </msub>
          <msub>
            <mi mathvariant="normal">R</mi>
            <mn>2</mn>
          </msub>
        </mfrac>
        <msub>
          <mi mathvariant="normal">E</mi>
          <mn>2</mn>
        </msub>
      </mrow>
      <mrow>
        <mfrac>
          <mrow>
            <msub>
              <mi mathvariant="normal">R</mi>
              <mn>1</mn>
            </msub>
            <msub>
              <mi mathvariant="normal">R</mi>
              <mn>3</mn>
            </msub>
          </mrow>
          <msub>
            <mi mathvariant="normal">R</mi>
            <mn>2</mn>
          </msub>
        </mfrac>
        <msub>
          <mtext> + R</mtext>
          <mn>1</mn>
        </msub>
        <msub>
          <mtext> + R</mtext>
          <mn>3</mn>
        </msub>
      </mrow>
    </mfrac>
    <annotation encoding="StarMath 5.0">{E_1 " − " {R_1 over R_2} E_2} over {{{R_1 R_3} over R_2} " + R"_1 " + R"_3}</annotation>
  </semantics>
</math>
</file>

<file path=Object 23/content.xml><?xml version="1.0" encoding="utf-8"?>
<math xmlns="http://www.w3.org/1998/Math/MathML">
  <semantics>
    <msubsup>
      <mi mathvariant="normal">I</mi>
      <mn>3</mn>
      <mn>2</mn>
    </msubsup>
    <annotation encoding="StarMath 5.0">I sub 3 sup 2</annotation>
  </semantics>
</math>
</file>

<file path=Object 24/content.xml><?xml version="1.0" encoding="utf-8"?>
<math xmlns="http://www.w3.org/1998/Math/MathML">
  <semantics>
    <mrow>
      <mfenced open="" close="">
        <mtable>
          <mtr>
            <mtd>
              <mtext>−1</mtext>
            </mtd>
            <mtd>
              <mn>1</mn>
            </mtd>
            <mtd>
              <mn>1</mn>
            </mtd>
          </mtr>
          <mtr>
            <mtd>
              <msub>
                <mi mathvariant="normal">R</mi>
                <mn>1</mn>
              </msub>
            </mtd>
            <mtd>
              <mn>0</mn>
            </mtd>
            <mtd>
              <msub>
                <mi mathvariant="normal">R</mi>
                <mn>3</mn>
              </msub>
            </mtd>
          </mtr>
          <mtr>
            <mtd>
              <mn>0</mn>
            </mtd>
            <mtd>
              <msub>
                <mi mathvariant="normal">R</mi>
                <mn>2</mn>
              </msub>
            </mtd>
            <mtd>
              <msub>
                <mtext>−R</mtext>
                <mn>3</mn>
              </msub>
            </mtd>
          </mtr>
        </mtable>
      </mfenced>
      <mfenced open="" close="">
        <mtable>
          <mtr>
            <mtd>
              <msub>
                <mi mathvariant="normal">I</mi>
                <mn>1</mn>
              </msub>
            </mtd>
          </mtr>
          <mtr>
            <mtd>
              <msub>
                <mi mathvariant="normal">I</mi>
                <mn>2</mn>
              </msub>
            </mtd>
          </mtr>
          <mtr>
            <mtd>
              <msub>
                <mi mathvariant="normal">I</mi>
                <mn>3</mn>
              </msub>
            </mtd>
          </mtr>
        </mtable>
      </mfenced>
      <mtext> = </mtext>
      <mfenced open="" close="">
        <mtable>
          <mtr>
            <mtd>
              <mn>0</mn>
            </mtd>
          </mtr>
          <mtr>
            <mtd>
              <msub>
                <mi mathvariant="normal">E</mi>
                <mn>1</mn>
              </msub>
            </mtd>
          </mtr>
          <mtr>
            <mtd>
              <msub>
                <mi mathvariant="normal">E</mi>
                <mn>2</mn>
              </msub>
            </mtd>
          </mtr>
        </mtable>
      </mfenced>
    </mrow>
    <annotation encoding="StarMath 5.0">left ( matrix{"−1" # 1 # 1 ## R_1 # 0 # R_3 ## 0 # R_2 # "−R"_3} right ) left ( stack{I_1 # I_2 # I_3} right ) " = " left ( stack{0 # E_1 # E_2} right )</annotation>
  </semantics>
</math>
</file>

<file path=Object 3/content.xml><?xml version="1.0" encoding="utf-8"?>
<math xmlns="http://www.w3.org/1998/Math/MathML">
  <semantics>
    <mfrac>
      <mrow>
        <msub>
          <mtext>(R</mtext>
          <mn>1</mn>
        </msub>
        <msub>
          <mtext> + R</mtext>
          <mn>2</mn>
        </msub>
        <msub>
          <mtext>)U</mtext>
          <mi>R1</mi>
        </msub>
      </mrow>
      <msub>
        <mi mathvariant="normal">R</mi>
        <mn>1</mn>
      </msub>
    </mfrac>
    <annotation encoding="StarMath 5.0">{"(R"_1 " + R"_2 ")U"_R1} over {R_1}</annotation>
  </semantics>
</math>
</file>

<file path=Object 4/content.xml><?xml version="1.0" encoding="utf-8"?>
<math xmlns="http://www.w3.org/1998/Math/MathML">
  <semantics>
    <mfrac>
      <msub>
        <mi mathvariant="normal">R</mi>
        <mn>1</mn>
      </msub>
      <mrow>
        <msub>
          <mi mathvariant="normal">R</mi>
          <mn>1</mn>
        </msub>
        <mtext> + </mtext>
        <msub>
          <mi mathvariant="normal">R</mi>
          <mn>2</mn>
        </msub>
      </mrow>
    </mfrac>
    <annotation encoding="StarMath 5.0">{R_1} over {R_1 " + " R_2}</annotation>
  </semantics>
</math>
</file>

<file path=Object 5/content.xml><?xml version="1.0" encoding="utf-8"?>
<math xmlns="http://www.w3.org/1998/Math/MathML">
  <semantics>
    <mfrac>
      <msub>
        <mi mathvariant="normal">R</mi>
        <mn>2</mn>
      </msub>
      <mrow>
        <msub>
          <mi mathvariant="normal">R</mi>
          <mn>1</mn>
        </msub>
        <mtext> + </mtext>
        <msub>
          <mi mathvariant="normal">R</mi>
          <mn>2</mn>
        </msub>
      </mrow>
    </mfrac>
    <annotation encoding="StarMath 5.0">{R_2} over {R_1 " + " R_2}</annotation>
  </semantics>
</math>
</file>

<file path=Object 6/content.xml><?xml version="1.0" encoding="utf-8"?>
<math xmlns="http://www.w3.org/1998/Math/MathML">
  <semantics>
    <mrow>
      <mrow>
        <mi mathvariant="normal">∑</mi>
        <msub>
          <mi mathvariant="normal">I</mi>
          <mtext>in</mtext>
        </msub>
      </mrow>
      <mtext> = </mtext>
      <mrow>
        <mi mathvariant="normal">∑</mi>
        <msub>
          <mi mathvariant="normal">I</mi>
          <mtext>ut</mtext>
        </msub>
      </mrow>
    </mrow>
    <annotation encoding="StarMath 5.0">sum I_"in" " = " sum I_"ut"</annotation>
  </semantics>
</math>
</file>

<file path=Object 7/content.xml><?xml version="1.0" encoding="utf-8"?>
<math xmlns="http://www.w3.org/1998/Math/MathML">
  <semantics>
    <mfenced open="" close="">
      <mrow>
        <mfrac>
          <mn>1</mn>
          <msub>
            <mi mathvariant="normal">R</mi>
            <mn>1</mn>
          </msub>
        </mfrac>
        <mtext> + </mtext>
        <mfrac>
          <mn>1</mn>
          <msub>
            <mi mathvariant="normal">R</mi>
            <mn>2</mn>
          </msub>
        </mfrac>
      </mrow>
    </mfenced>
    <annotation encoding="StarMath 5.0">left ({1 over {R_1} " + " 1 over {R_2}} right )</annotation>
  </semantics>
</math>
</file>

<file path=Object 8/content.xml><?xml version="1.0" encoding="utf-8"?>
<math xmlns="http://www.w3.org/1998/Math/MathML">
  <semantics>
    <mfenced open="" close="">
      <mrow>
        <mfrac>
          <mn>1</mn>
          <msub>
            <mi mathvariant="normal">R</mi>
            <mn>1</mn>
          </msub>
        </mfrac>
        <mtext> + </mtext>
        <mfrac>
          <mn>1</mn>
          <msub>
            <mi mathvariant="normal">R</mi>
            <mn>2</mn>
          </msub>
        </mfrac>
      </mrow>
    </mfenced>
    <annotation encoding="StarMath 5.0">left ({1 over {R_1} " + " 1 over {R_2}} right )</annotation>
  </semantics>
</math>
</file>

<file path=Object 9/content.xml><?xml version="1.0" encoding="utf-8"?>
<math xmlns="http://www.w3.org/1998/Math/MathML">
  <semantics>
    <mfenced open="" close="">
      <mrow>
        <mfrac>
          <msub>
            <mi mathvariant="normal">R</mi>
            <mn>1</mn>
          </msub>
          <msub>
            <mi mathvariant="normal">R</mi>
            <mn>1</mn>
          </msub>
        </mfrac>
        <mtext> + </mtext>
        <mfrac>
          <msub>
            <mi mathvariant="normal">R</mi>
            <mn>1</mn>
          </msub>
          <msub>
            <mi mathvariant="normal">R</mi>
            <mn>2</mn>
          </msub>
        </mfrac>
      </mrow>
    </mfenced>
    <annotation encoding="StarMath 5.0">left ({{R_1} over {R_1} " + " {R_1} over {R_2}} right )</annotation>
  </semantics>
</math>
</file>